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Data 1</text:p>
      <text:p text:style-name="Standard"/>
      <text:p text:style-name="Standard">Username: blah</text:p>
      <text:p text:style-name="Standard">Email: blah@example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2-05-15T16:59:54</meta:creation-date>
    <dc:date>2012-05-15T17:03:22</dc:date>
    <dc:creator>Richard </dc:creator>
    <meta:editing-duration>PT1M48S</meta:editing-duration>
    <meta:editing-cycles>1</meta:editing-cycles>
    <meta:generator>LibreOffice/3.4$Linux LibreOffice_project/340m1$Build-402</meta:generator>
    <meta:document-statistic meta:table-count="0" meta:image-count="0" meta:object-count="0" meta:page-count="1" meta:paragraph-count="3" meta:word-count="7" meta:character-count="48" meta:non-whitespace-character-count="44"/>
  </office:meta>
</office:document-meta>
</file>